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813cm" fo:break-before="auto" style:use-optimal-row-height="true"/>
    </style:style>
    <style:style style:name="ro6" style:family="table-row">
      <style:table-row-properties style:row-height="2.69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6-15_11-45-07_000.jpg</text:p>
          </table:table-cell>
          <table:table-cell office:value-type="string">
            <text:p>:m ペガスス　スケジュール　７月、８月、９月 / ２０１９年</text:p>
          </table:table-cell>
          <table:table-cell table:style-name="ce8"/>
          <table:table-cell/>
          <table:table-cell office:value-type="string">
            <text:p>N-35-35-28.55 E-139-34-49.87</text:p>
          </table:table-cell>
          <table:table-cell table:formula="of:=IF([.E2]=&quot;&quot;;[.C2];CONCATENATE([.C2];&quot; / &quot;;[.E2]))" office:value-type="string" office:string-value=":m ペガスス　スケジュール　７月、８月、９月 / ２０１９年">
            <text:p>:m ペガスス　スケジュール　７月、８月、９月 / ２０１９年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6-15_20-44-29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6 E-139-34-49.71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6-16_01-54-02_000.jpg</text:p>
          </table:table-cell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/>
          <table:table-cell office:value-type="string">
            <text:p>N-35-35-29.11 E-139-34-49.65</text:p>
          </table:table-cell>
          <table:table-cell table:formula="of:=IF([.E4]=&quot;&quot;;[.C4];CONCATENATE([.C4];&quot; / &quot;;[.E4]))" office:value-type="string" office:string-value=":m other / log / 寝る前　ウェブ閲覧　記録 / 就寝前の、動画閲覧">
            <text:p>:m other / log / 寝る前　ウェブ閲覧　記録 / 就寝前の、動画閲覧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7" office:value-type="string">
            <text:p>2019-06-16_05-40-47_000.jpg</text:p>
          </table:table-cell>
          <table:table-cell table:style-name="ce10" office:value-type="string">
            <text:p>:m :th / FX / (J*) / やっていること / prog,obs</text:p>
          </table:table-cell>
          <table:table-cell table:style-name="ce10"/>
          <table:table-cell/>
          <table:table-cell office:value-type="string">
            <text:p>N-35-35-28.42 E-139-34-49.32</text:p>
          </table:table-cell>
          <table:table-cell table:formula="of:=IF([.E5]=&quot;&quot;;[.C5];CONCATENATE([.C5];&quot; / &quot;;[.E5]))" office:value-type="string" office:string-value=":m :th / FX / (J*) / やっていること / prog,obs">
            <text:p>:m :th / FX / (J*) / やっていること / prog,obs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7" office:value-type="string">
            <text:p>2019-06-16_05-40-58_000.jpg</text:p>
          </table:table-cell>
          <table:table-cell table:style-name="ce11" office:value-type="string">
            <text:p>m: :tome :lets / 人生　仕事 / 究めよう　⇒　医、理財</text:p>
          </table:table-cell>
          <table:table-cell table:style-name="ce9"/>
          <table:table-cell/>
          <table:table-cell office:value-type="string">
            <text:p>N-35-35-28.61 E-139-34-49.05</text:p>
          </table:table-cell>
          <table:table-cell table:formula="of:=IF([.E6]=&quot;&quot;;[.C6];CONCATENATE([.C6];&quot; / &quot;;[.E6]))" office:value-type="string" office:string-value="m: :tome :lets / 人生　仕事 / 究めよう　⇒　医、理財">
            <text:p>m: :tome :lets / 人生　仕事 / 究めよう　⇒　医、理財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7" office:value-type="string">
            <text:p>2019-06-16_05-41-14_000.jpg</text:p>
          </table:table-cell>
          <table:table-cell table:style-name="ce11" office:value-type="string">
            <text:p>:m 東和 PHOTO / 1906014f / 高島町駅 / MM２１地区４７街区 / １名 / 菊池設備工業（新菱冷熱） / 日誌</text:p>
          </table:table-cell>
          <table:table-cell table:style-name="ce11"/>
          <table:table-cell/>
          <table:table-cell office:value-type="string">
            <text:p>N-35-35-28.68 E-139-34-49.05</text:p>
          </table:table-cell>
          <table:table-cell table:formula="of:=IF([.E7]=&quot;&quot;;[.C7];CONCATENATE([.C7];&quot; / &quot;;[.E7]))" office:value-type="string" office:string-value=":m 東和 PHOTO / 1906014f / 高島町駅 / MM２１地区４７街区 / １名 / 菊池設備工業（新菱冷熱） / 日誌">
            <text:p>:m 東和 PHOTO / 1906014f / 高島町駅 / MM２１地区４７街区 / １名 / 菊池設備工業（新菱冷熱） / 日誌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7">
            <text:p>7</text:p>
          </table:table-cell>
          <table:table-cell table:style-name="ce7" office:value-type="string">
            <text:p>2019-06-16_05-41-44_000.jpg</text:p>
          </table:table-cell>
          <table:table-cell table:style-name="ce11" office:value-type="string">
            <text:p>:m RES 1*1 / free# JVEMV6 44#5.2.3_12 / 44. currency / 5. ea tools / 2. obs / 3. 44#8.3-related / memo / trend-line / A*J,M15,2019-0416,17.45 / obs+ hypothesis+</text:p>
          </table:table-cell>
          <table:table-cell table:style-name="ce8"/>
          <table:table-cell/>
          <table:table-cell office:value-type="string">
            <text:p>N-35-35-28.7 E-139-34-49.65</text:p>
          </table:table-cell>
          <table:table-cell table:formula="of:=IF([.E8]=&quot;&quot;;[.C8];CONCATENATE([.C8];&quot; / &quot;;[.E8]))" office:value-type="string" office:string-value=":m RES 1*1 / free# JVEMV6 44#5.2.3_12 / 44. currency / 5. ea tools / 2. obs / 3. 44#8.3-related / memo / trend-line / A*J,M15,2019-0416,17.45 / obs+ hypothesis+">
            <text:p>:m RES 1*1 / free# JVEMV6 44#5.2.3_12 / 44. currency / 5. ea tools / 2. obs / 3. 44#8.3-related / memo / trend-line / A*J,M15,2019-0416,17.45 / obs+ hypothesis+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6-16_05-26-16_000.mov</text:p>
          </table:table-cell>
          <table:table-cell table:style-name="ce11" office:value-type="string">
            <text:p>:VIDEO / @自宅 / 鳥の声</text:p>
          </table:table-cell>
          <table:table-cell table:style-name="ce10"/>
          <table:table-cell/>
          <table:table-cell office:value-type="string">
            <text:p>N-35-35-28.52 E-139-34-49.49</text:p>
          </table:table-cell>
          <table:table-cell table:formula="of:=IF([.E9]=&quot;&quot;;[.C9];CONCATENATE([.C9];&quot; / &quot;;[.E9]))" office:value-type="string" office:string-value=":VIDEO / @自宅 / 鳥の声">
            <text:p>:VIDEO / @自宅 / 鳥の声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11"/>
          <table:table-cell table:style-name="ce9"/>
          <table:table-cell/>
          <table:table-cell office:value-type="string">
            <text:p>N-35-35-28.46 E-139-34-49.38</text:p>
          </table:table-cell>
          <table:table-cell table:formula="of:=IF([.E10]=&quot;&quot;;[.C10];CONCATENATE([.C10];&quot; / &quot;;[.E10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11"/>
          <table:table-cell table:style-name="ce11"/>
          <table:table-cell/>
          <table:table-cell office:value-type="string">
            <text:p>N-35-35-28.55 E-139-34-49.38</text:p>
          </table:table-cell>
          <table:table-cell table:formula="of:=IF([.E11]=&quot;&quot;;[.C11];CONCATENATE([.C11];&quot; / &quot;;[.E11]))" office:value-type="float" office:value="0">
            <text:p>0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7">
          <table:table-cell table:style-name="ce2"/>
          <table:table-cell table:style-name="ce7"/>
          <table:table-cell table:style-name="ce11"/>
          <table:table-cell table:style-name="ce8"/>
          <table:table-cell/>
          <table:table-cell office:value-type="string">
            <text:p>N-35-35-28.55 E-139-34-49.38</text:p>
          </table:table-cell>
          <table:table-cell table:formula="of:=IF([.E12]=&quot;&quot;;[.C12];CONCATENATE([.C12];&quot; / &quot;;[.E12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11"/>
          <table:table-cell table:style-name="ce8"/>
          <table:table-cell/>
          <table:table-cell office:value-type="string">
            <text:p>N-35-35-28.75 E-139-34-49.22</text:p>
          </table:table-cell>
          <table:table-cell table:formula="of:=IF([.E13]=&quot;&quot;;[.C13];CONCATENATE([.C13];&quot; / &quot;;[.E13]))" office:value-type="float" office:value="0">
            <text:p>0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 table:formula="of:=[.F14]" office:value-type="string" office:string-value="N-35-35-28.66 E-139-34-49.98">
            <text:p>N-35-35-28.66 E-139-34-49.98</text:p>
          </table:table-cell>
          <table:table-cell office:value-type="string">
            <text:p>N-35-35-28.66 E-139-34-49.98</text:p>
          </table:table-cell>
          <table:table-cell table:formula="of:=IF([.E14]=&quot;&quot;;[.C14];CONCATENATE([.C14];&quot; / &quot;;[.E14]))" office:value-type="string" office:string-value=" / N-35-35-28.66 E-139-34-49.98">
            <text:p><text:s/>/ N-35-35-28.66 E-139-34-49.98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/>
          <table:table-cell office:value-type="string">
            <text:p>N-35-35-28.53 E-139-34-49.43</text:p>
          </table:table-cell>
          <table:table-cell table:formula="of:=IF([.E19]=&quot;&quot;;[.C19];CONCATENATE([.C19];&quot; / &quot;;[.E19]))" office:value-type="string" office:string-value=" / N-35-35-14.76 E-139-34-49.32">
            <text:p><text:s/>/ N-35-35-14.76 E-139-34-49.32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11"/>
          <table:table-cell table:style-name="ce8"/>
          <table:table-cell table:formula="of:=[.F16]" office:value-type="string" office:string-value="N-35-35-27.97 E-139-34-49.87">
            <text:p>N-35-35-27.97 E-139-34-49.87</text:p>
          </table:table-cell>
          <table:table-cell office:value-type="string">
            <text:p>N-35-35-27.97 E-139-34-49.87</text:p>
          </table:table-cell>
          <table:table-cell table:formula="of:=IF([.E16]=&quot;&quot;;[.C16];CONCATENATE([.C16];&quot; / &quot;;[.E16]))" office:value-type="string" office:string-value=" / N-35-35-27.97 E-139-34-49.87">
            <text:p><text:s/>/ N-35-35-27.97 E-139-34-49.87</text:p>
          </table:table-cell>
          <table:table-cell table:style-name="ce8"/>
          <table:table-cell table:style-name="ce25"/>
        </table:table-row>
        <table:table-row table:style-name="ro7">
          <table:table-cell table:style-name="ce2"/>
          <table:table-cell table:style-name="ce7"/>
          <table:table-cell table:style-name="ce9"/>
          <table:table-cell table:style-name="ce8"/>
          <table:table-cell table:formula="of:=[.F17]" office:value-type="string" office:string-value="N-35-35-17.59 E-139-34-50.75">
            <text:p>N-35-35-17.59 E-139-34-50.75</text:p>
          </table:table-cell>
          <table:table-cell office:value-type="string">
            <text:p>N-35-35-17.59 E-139-34-50.75</text:p>
          </table:table-cell>
          <table:table-cell table:formula="of:=IF([.E17]=&quot;&quot;;[.C17];CONCATENATE([.C17];&quot; / &quot;;[.E17]))" office:value-type="string" office:string-value=" / N-35-35-17.59 E-139-34-50.75">
            <text:p><text:s/>/ N-35-35-17.59 E-139-34-50.75</text:p>
          </table:table-cell>
          <table:table-cell table:style-name="ce8"/>
          <table:table-cell table:style-name="ce25"/>
        </table:table-row>
        <table:table-row table:style-name="ro7">
          <table:table-cell table:style-name="ce3"/>
          <table:table-cell table:style-name="ce8"/>
          <table:table-cell table:style-name="ce9"/>
          <table:table-cell table:style-name="ce8"/>
          <table:table-cell table:formula="of:=[.F18]" office:value-type="string" office:string-value="N-35-35-14.77 E-139-34-49.43">
            <text:p>N-35-35-14.77 E-139-34-49.43</text:p>
          </table:table-cell>
          <table:table-cell office:value-type="string">
            <text:p>N-35-35-14.77 E-139-34-49.43</text:p>
          </table:table-cell>
          <table:table-cell table:formula="of:=IF([.E18]=&quot;&quot;;[.C18];CONCATENATE([.C18];&quot; / &quot;;[.E18]))" office:value-type="string" office:string-value=" / N-35-35-14.77 E-139-34-49.43">
            <text:p><text:s/>/ N-35-35-14.77 E-139-34-49.43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 table:style-name="ce9"/>
          <table:table-cell table:style-name="ce8"/>
          <table:table-cell table:formula="of:=[.F19]" office:value-type="string" office:string-value="N-35-35-14.76 E-139-34-49.32">
            <text:p>N-35-35-14.76 E-139-34-49.32</text:p>
          </table:table-cell>
          <table:table-cell office:value-type="string">
            <text:p>N-35-35-14.76 E-139-34-49.32</text:p>
          </table:table-cell>
          <table:table-cell table:formula="of:=IF([.E19]=&quot;&quot;;[.C19];CONCATENATE([.C19];&quot; / &quot;;[.E19]))" office:value-type="string" office:string-value=" / N-35-35-14.76 E-139-34-49.32">
            <text:p><text:s/>/ N-35-35-14.76 E-139-34-49.3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 table:style-name="ce9"/>
          <table:table-cell table:style-name="ce8"/>
          <table:table-cell table:formula="of:=[.F20]" office:value-type="string" office:string-value="N-35-35-14.65 E-139-34-49.22">
            <text:p>N-35-35-14.65 E-139-34-49.22</text:p>
          </table:table-cell>
          <table:table-cell office:value-type="string">
            <text:p>N-35-35-14.65 E-139-34-49.22</text:p>
          </table:table-cell>
          <table:table-cell table:formula="of:=IF([.E20]=&quot;&quot;;[.C20];CONCATENATE([.C20];&quot; / &quot;;[.E20]))" office:value-type="string" office:string-value=" / N-35-35-14.65 E-139-34-49.22">
            <text:p><text:s/>/ N-35-35-14.65 E-139-34-49.2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0"/>
          <table:table-cell table:style-name="ce9"/>
          <table:table-cell table:style-name="ce8"/>
          <table:table-cell table:formula="of:=[.F21]" office:value-type="string" office:string-value="N-35-35-14.66 E-139-34-49.22">
            <text:p>N-35-35-14.66 E-139-34-49.22</text:p>
          </table:table-cell>
          <table:table-cell office:value-type="string">
            <text:p>N-35-35-14.66 E-139-34-49.22</text:p>
          </table:table-cell>
          <table:table-cell table:formula="of:=IF([.E21]=&quot;&quot;;[.C21];CONCATENATE([.C21];&quot; / &quot;;[.E21]))" office:value-type="string" office:string-value=" / N-35-35-14.66 E-139-34-49.22">
            <text:p><text:s/>/ N-35-35-14.66 E-139-34-49.2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1"/>
          <table:table-cell/>
          <table:table-cell table:style-name="ce8"/>
          <table:table-cell/>
          <table:table-cell office:value-type="string">
            <text:p>N-35-27-31.05 E-139-37-25.28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[.F23]" office:value-type="string" office:string-value="N-35-27-32.34 E-139-37-24.45">
            <text:p>N-35-27-32.34 E-139-37-24.45</text:p>
          </table:table-cell>
          <table:table-cell office:value-type="string">
            <text:p>N-35-27-32.34 E-139-37-24.45</text:p>
          </table:table-cell>
          <table:table-cell table:formula="of:=IF([.E23]=&quot;&quot;;[.C23];CONCATENATE([.C23];&quot; / &quot;;[.E23]))" office:value-type="string" office:string-value=" / N-35-27-32.34 E-139-37-24.45">
            <text:p><text:s/>/ N-35-27-32.34 E-139-37-24.45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2"/>
          <table:table-cell/>
          <table:table-cell table:style-name="ce8"/>
          <table:table-cell table:formula="of:=[.F24]" office:value-type="string" office:string-value="N-35-27-34.44 E-139-37-25.44">
            <text:p>N-35-27-34.44 E-139-37-25.44</text:p>
          </table:table-cell>
          <table:table-cell office:value-type="string">
            <text:p>N-35-27-34.44 E-139-37-25.44</text:p>
          </table:table-cell>
          <table:table-cell table:formula="of:=IF([.E24]=&quot;&quot;;[.C24];CONCATENATE([.C24];&quot; / &quot;;[.E24]))" office:value-type="string" office:string-value=" / N-35-27-34.44 E-139-37-25.44">
            <text:p><text:s/>/ N-35-27-34.44 E-139-37-25.44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[.F25]" office:value-type="string" office:string-value="N-35-27-34.6 E-139-37-25.11">
            <text:p>N-35-27-34.6 E-139-37-25.11</text:p>
          </table:table-cell>
          <table:table-cell office:value-type="string">
            <text:p>N-35-27-34.6 E-139-37-25.11</text:p>
          </table:table-cell>
          <table:table-cell table:formula="of:=IF([.E25]=&quot;&quot;;[.C25];CONCATENATE([.C25];&quot; / &quot;;[.E25]))" office:value-type="string" office:string-value=" / N-35-27-34.6 E-139-37-25.11">
            <text:p><text:s/>/ N-35-27-34.6 E-139-37-25.11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2"/>
          <table:table-cell/>
          <table:table-cell table:style-name="ce8"/>
          <table:table-cell table:formula="of:=[.F26]" office:value-type="string" office:string-value="N-35-27-37.84 E-139-37-26.92">
            <text:p>N-35-27-37.84 E-139-37-26.92</text:p>
          </table:table-cell>
          <table:table-cell office:value-type="string">
            <text:p>N-35-27-37.84 E-139-37-26.92</text:p>
          </table:table-cell>
          <table:table-cell table:formula="of:=IF([.E26]=&quot;&quot;;[.C26];CONCATENATE([.C26];&quot; / &quot;;[.E26]))" office:value-type="string" office:string-value=" / N-35-27-37.84 E-139-37-26.92">
            <text:p><text:s/>/ N-35-27-37.84 E-139-37-26.9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27]" office:value-type="string" office:string-value="N-35-27-37.56 E-139-37-25.72">
            <text:p>N-35-27-37.56 E-139-37-25.72</text:p>
          </table:table-cell>
          <table:table-cell office:value-type="string">
            <text:p>N-35-27-37.56 E-139-37-25.72</text:p>
          </table:table-cell>
          <table:table-cell table:formula="of:=IF([.E27]=&quot;&quot;;[.C27];CONCATENATE([.C27];&quot; / &quot;;[.E27]))" office:value-type="string" office:string-value=" / N-35-27-37.56 E-139-37-25.72">
            <text:p><text:s/>/ N-35-27-37.56 E-139-37-25.7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28]" office:value-type="string" office:string-value="N-35-27-36.23 E-139-37-27.91">
            <text:p>N-35-27-36.23 E-139-37-27.91</text:p>
          </table:table-cell>
          <table:table-cell office:value-type="string">
            <text:p>N-35-27-36.23 E-139-37-27.91</text:p>
          </table:table-cell>
          <table:table-cell table:formula="of:=IF([.E28]=&quot;&quot;;[.C28];CONCATENATE([.C28];&quot; / &quot;;[.E28]))" office:value-type="string" office:string-value=" / N-35-27-36.23 E-139-37-27.91">
            <text:p><text:s/>/ N-35-27-36.23 E-139-37-27.91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29]" office:value-type="string" office:string-value="N-35-27-36.66 E-139-37-27.8">
            <text:p>N-35-27-36.66 E-139-37-27.8</text:p>
          </table:table-cell>
          <table:table-cell office:value-type="string">
            <text:p>N-35-27-36.66 E-139-37-27.8</text:p>
          </table:table-cell>
          <table:table-cell table:formula="of:=IF([.E29]=&quot;&quot;;[.C29];CONCATENATE([.C29];&quot; / &quot;;[.E29]))" office:value-type="string" office:string-value=" / N-35-27-36.66 E-139-37-27.8">
            <text:p><text:s/>/ N-35-27-36.66 E-139-37-27.8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27-36.67 E-139-37-27.69">
            <text:p>N-35-27-36.67 E-139-37-27.69</text:p>
          </table:table-cell>
          <table:table-cell office:value-type="string">
            <text:p>N-35-27-36.67 E-139-37-27.69</text:p>
          </table:table-cell>
          <table:table-cell table:formula="of:=IF([.E30]=&quot;&quot;;[.C30];CONCATENATE([.C30];&quot; / &quot;;[.E30]))" office:value-type="string" office:string-value=" / N-35-27-36.67 E-139-37-27.69">
            <text:p><text:s/>/ N-35-27-36.67 E-139-37-27.6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27-36.67 E-139-37-27.69">
            <text:p>N-35-27-36.67 E-139-37-27.69</text:p>
          </table:table-cell>
          <table:table-cell office:value-type="string">
            <text:p>N-35-27-36.67 E-139-37-27.69</text:p>
          </table:table-cell>
          <table:table-cell table:formula="of:=IF([.E31]=&quot;&quot;;[.C31];CONCATENATE([.C31];&quot; / &quot;;[.E31]))" office:value-type="string" office:string-value=" / N-35-27-36.67 E-139-37-27.69">
            <text:p><text:s/>/ N-35-27-36.67 E-139-37-27.6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11"/>
          <table:table-cell table:style-name="ce8"/>
          <table:table-cell table:formula="of:=[.F32]" office:value-type="string" office:string-value="N-35-27-35.39 E-139-37-35.49">
            <text:p>N-35-27-35.39 E-139-37-35.49</text:p>
          </table:table-cell>
          <table:table-cell office:value-type="string">
            <text:p>N-35-27-35.39 E-139-37-35.49</text:p>
          </table:table-cell>
          <table:table-cell table:formula="of:=IF([.E32]=&quot;&quot;;[.C32];CONCATENATE([.C32];&quot; / &quot;;[.E32]))" office:value-type="string" office:string-value=" / N-35-27-35.39 E-139-37-35.49">
            <text:p><text:s/>/ N-35-27-35.39 E-139-37-35.4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11"/>
          <table:table-cell table:style-name="ce8"/>
          <table:table-cell table:formula="of:=[.F33]" office:value-type="string" office:string-value="N-35-27-35.61 E-139-37-35.22">
            <text:p>N-35-27-35.61 E-139-37-35.22</text:p>
          </table:table-cell>
          <table:table-cell office:value-type="string">
            <text:p>N-35-27-35.61 E-139-37-35.22</text:p>
          </table:table-cell>
          <table:table-cell table:formula="of:=IF([.E33]=&quot;&quot;;[.C33];CONCATENATE([.C33];&quot; / &quot;;[.E33]))" office:value-type="string" office:string-value=" / N-35-27-35.61 E-139-37-35.22">
            <text:p><text:s/>/ N-35-27-35.61 E-139-37-35.2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0"/>
          <table:table-cell table:style-name="ce11"/>
          <table:table-cell table:style-name="ce8"/>
          <table:table-cell table:formula="of:=[.F34]" office:value-type="string" office:string-value="N-35-27-35.69 E-139-37-35.16">
            <text:p>N-35-27-35.69 E-139-37-35.16</text:p>
          </table:table-cell>
          <table:table-cell office:value-type="string">
            <text:p>N-35-27-35.69 E-139-37-35.16</text:p>
          </table:table-cell>
          <table:table-cell table:formula="of:=IF([.E34]=&quot;&quot;;[.C34];CONCATENATE([.C34];&quot; / &quot;;[.E34]))" office:value-type="string" office:string-value=" / N-35-27-35.69 E-139-37-35.16">
            <text:p><text:s/>/ N-35-27-35.69 E-139-37-35.16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 table:style-name="ce11"/>
          <table:table-cell table:style-name="ce8"/>
          <table:table-cell table:formula="of:=[.F35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5]=&quot;&quot;;[.C35];CONCATENATE([.C35];&quot; / &quot;;[.E35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1"/>
          <table:table-cell table:style-name="ce11"/>
          <table:table-cell table:style-name="ce8"/>
          <table:table-cell table:formula="of:=[.F36]" office:value-type="string" office:string-value="N-35-27-35.75 E-139-37-35.22">
            <text:p>N-35-27-35.75 E-139-37-35.22</text:p>
          </table:table-cell>
          <table:table-cell office:value-type="string">
            <text:p>N-35-27-35.75 E-139-37-35.22</text:p>
          </table:table-cell>
          <table:table-cell table:formula="of:=IF([.E36]=&quot;&quot;;[.C36];CONCATENATE([.C36];&quot; / &quot;;[.E36]))" office:value-type="string" office:string-value=" / N-35-27-35.75 E-139-37-35.22">
            <text:p><text:s/>/ N-35-27-35.75 E-139-37-35.2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2"/>
          <table:table-cell table:style-name="ce11"/>
          <table:table-cell table:style-name="ce8"/>
          <table:table-cell table:formula="of:=[.F37]" office:value-type="string" office:string-value="N-35-27-35.72 E-139-37-35.27">
            <text:p>N-35-27-35.72 E-139-37-35.27</text:p>
          </table:table-cell>
          <table:table-cell office:value-type="string">
            <text:p>N-35-27-35.72 E-139-37-35.27</text:p>
          </table:table-cell>
          <table:table-cell table:formula="of:=IF([.E37]=&quot;&quot;;[.C37];CONCATENATE([.C37];&quot; / &quot;;[.E37]))" office:value-type="string" office:string-value=" / N-35-27-35.72 E-139-37-35.27">
            <text:p><text:s/>/ N-35-27-35.72 E-139-37-35.27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7-36.33 E-139-37-25.55">
            <text:p>N-35-27-36.33 E-139-37-25.55</text:p>
          </table:table-cell>
          <table:table-cell office:value-type="string">
            <text:p>N-35-27-36.33 E-139-37-25.55</text:p>
          </table:table-cell>
          <table:table-cell table:formula="of:=IF([.E38]=&quot;&quot;;[.C38];CONCATENATE([.C38];&quot; / &quot;;[.E38]))" office:value-type="string" office:string-value=" / N-35-27-36.33 E-139-37-25.55">
            <text:p><text:s/>/ N-35-27-36.33 E-139-37-25.55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7-35.93 E-139-37-26.43">
            <text:p>N-35-27-35.93 E-139-37-26.43</text:p>
          </table:table-cell>
          <table:table-cell office:value-type="string">
            <text:p>N-35-27-35.93 E-139-37-26.43</text:p>
          </table:table-cell>
          <table:table-cell table:formula="of:=IF([.E39]=&quot;&quot;;[.C39];CONCATENATE([.C39];&quot; / &quot;;[.E39]))" office:value-type="string" office:string-value=" / N-35-27-35.93 E-139-37-26.43">
            <text:p><text:s/>/ N-35-27-35.93 E-139-37-26.43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m RES 1*1 / free# JVEMV6 44#5.2.3_12 / 44. currency / 5. ea tools / 2. obs / 3. 44#8.3-related / memo / trend-line / A*J,M15,2019-0416,17.45 / obs+ hypothesis+">
            <text:p>:m RES 1*1 / free# JVEMV6 44#5.2.3_12 / 44. currency / 5. ea tools / 2. obs / 3. 44#8.3-related / memo / trend-line / A*J,M15,2019-0416,17.45 / obs+ hypothesis+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7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8">
          <table:table-cell/>
          <table:table-cell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8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ce21" office:value-type="float" office:value="8">
            <text:p>8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ce22" office:value-type="float" office:value="8">
            <text:p>8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ce22" office:value-type="float" office:value="8">
            <text:p>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8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8])" office:value-type="float" office:value="7">
            <text:p>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8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8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8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8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8];[.B8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8];[.B8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9" office:value-type="string">
            <text:p>:m :PHOTO 寝た時刻 / 2019</text:p>
          </table:table-cell>
          <table:table-cell table:style-name="ce11"/>
          <table:table-cell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11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8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2019/06/16</text:date>, <text:time>06:38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6-16T06:38:49.04</dc:date>
    <dc:creator>iwabuchi ken</dc:creator>
    <meta:editing-duration>P9DT2H46M5S</meta:editing-duration>
    <meta:editing-cycles>3771</meta:editing-cycles>
    <meta:document-statistic meta:table-count="1" meta:cell-count="614" meta:object-count="0"/>
  </office:meta>
</office:document-meta>
</file>